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307" officeooo:paragraph-rsid="00199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19:29:23.075485900</meta:creation-date>
    <dc:date>2025-07-11T19:29:27.0348184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5.2.4.3$Windows_X86_64 LibreOffice_project/33e196637044ead23f5c3226cde09b47731f7e27</meta:generator>
  </office:meta>
</office:document-meta>
</file>